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69e" officeooo:paragraph-rsid="000f76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xta feira 17 4h da tarde</text:p>
      <text:p text:style-name="P1"/>
      <text:p text:style-name="P1">Pedir apoio judiciario</text:p>
      <text:p text:style-name="P1">1 e modalidade disppensa de taxa da justica</text:p>
      <text:p text:style-name="P1">mais encargos do processo</text:p>
      <text:p text:style-name="P1">2 modalidade</text:p>
      <text:p text:style-name="P1">pagamento da compensaçao do defensor oficioso nomeado</text:p>
      <text:p text:style-name="P1"/>
      <text:p text:style-name="P1"/>
      <text:p text:style-name="P1">meter cruz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5:38:17.866954259</meta:creation-date>
    <dc:date>2015-04-14T15:43:58.166789267</dc:date>
    <meta:editing-duration>PT5M41S</meta:editing-duration>
    <meta:editing-cycles>1</meta:editing-cycles>
    <meta:document-statistic meta:table-count="0" meta:image-count="0" meta:object-count="0" meta:page-count="1" meta:paragraph-count="7" meta:word-count="32" meta:character-count="193" meta:non-whitespace-character-count="168"/>
    <meta:generator>LibreOffice/4.3.3.2$Linux_X86_64 LibreOffice_project/430m0$Build-2</meta:generator>
  </office:meta>
</office:document-meta>
</file>